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ize="13pt" style:font-size-asian="13pt" style:font-size-complex="13pt"/>
    </style:style>
    <style:style style:name="P4" style:parent-style-name="Standard" style:family="paragraph">
      <style:text-properties fo:font-size="13pt" style:font-size-asian="13pt" style:font-size-complex="13pt"/>
    </style:style>
    <style:style style:name="P5" style:parent-style-name="Standard" style:family="paragraph">
      <style:text-properties fo:font-size="13pt" style:font-size-asian="13pt" style:font-size-complex="13pt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family="paragraph">
      <style:text-properties fo:font-size="13pt" style:font-size-asian="13pt" style:font-size-complex="13pt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3pt" style:font-size-asian="13pt" style:font-size-complex="13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family="paragraph">
      <style:text-properties fo:font-size="13pt" style:font-size-asian="13pt" style:font-size-complex="13pt"/>
    </style:style>
    <style:style style:name="P23" style:parent-style-name="Standard" style:family="paragraph">
      <style:text-properties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P31" style:parent-style-name="Standard" style:family="paragraph">
      <style:text-properties fo:font-size="13pt" style:font-size-asian="13pt" style:font-size-complex="13pt"/>
    </style:style>
    <style:style style:name="P32" style:parent-style-name="Standard" style:family="paragraph">
      <style:text-properties fo:font-size="13pt" style:font-size-asian="13pt" style:font-size-complex="13pt"/>
    </style:style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P37" style:parent-style-name="Standard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Standard" style:family="paragraph">
      <style:text-properties fo:font-size="13pt" style:font-size-asian="13pt" style:font-size-complex="13pt"/>
    </style:style>
    <style:style style:name="P40" style:parent-style-name="Standard" style:family="paragraph">
      <style:text-properties fo:font-size="13pt" style:font-size-asian="13pt" style:font-size-complex="13pt"/>
    </style:style>
    <style:style style:name="P41" style:parent-style-name="Standard" style:family="paragraph">
      <style:text-properties fo:font-size="13pt" style:font-size-asian="13pt" style:font-size-complex="13pt"/>
    </style:style>
    <style:style style:name="P42" style:parent-style-name="Standard" style:family="paragraph">
      <style:text-properties fo:font-size="13pt" style:font-size-asian="13pt" style:font-size-complex="13pt"/>
    </style:style>
    <style:style style:name="P43" style:parent-style-name="Standard" style:family="paragraph">
      <style:text-properties fo:font-size="13pt" style:font-size-asian="13pt" style:font-size-complex="13pt"/>
    </style:style>
    <style:style style:name="P44" style:parent-style-name="Standard" style:family="paragraph">
      <style:text-properties fo:font-size="13pt" style:font-size-asian="13pt" style:font-size-complex="13pt"/>
    </style:style>
    <style:style style:name="P45" style:parent-style-name="Standard" style:family="paragraph">
      <style:text-properties fo:font-size="13pt" style:font-size-asian="13pt" style:font-size-complex="13pt"/>
    </style:style>
    <style:style style:name="P46" style:parent-style-name="Standard" style:family="paragraph">
      <style:text-properties fo:font-size="13pt" style:font-size-asian="13pt" style:font-size-complex="13pt"/>
    </style:style>
    <style:style style:name="P47" style:parent-style-name="Standard" style:family="paragraph">
      <style:text-properties fo:font-size="13pt" style:font-size-asian="13pt" style:font-size-complex="13pt"/>
    </style:style>
    <style:style style:name="P48" style:parent-style-name="Standard" style:family="paragraph">
      <style:text-properties fo:color="#FF6600" fo:font-size="13pt" style:font-size-asian="13pt" style:font-size-complex="13pt"/>
    </style:style>
    <style:style style:name="P49" style:parent-style-name="Standard" style:family="paragraph">
      <style:text-properties fo:color="#4B1F6F" fo:font-size="13pt" style:font-size-asian="13pt" style:font-size-complex="13pt"/>
    </style:style>
    <style:style style:name="P50" style:parent-style-name="Standard" style:family="paragraph">
      <style:text-properties fo:color="#314004" fo:font-size="13pt" style:font-size-asian="13pt" style:font-size-complex="13pt"/>
    </style:style>
    <style:style style:name="P51" style:parent-style-name="Standard" style:family="paragraph">
      <style:text-properties fo:color="#C5000B" fo:font-size="13pt" style:font-size-asian="13pt" style:font-size-complex="13pt"/>
    </style:style>
    <style:style style:name="P52" style:parent-style-name="Standard" style:family="paragraph">
      <style:text-properties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P54" style:parent-style-name="Standard" style:family="paragraph">
      <style:text-properties fo:font-size="13pt" style:font-size-asian="13pt" style:font-size-complex="13pt"/>
    </style:style>
    <style:style style:name="P5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size="13pt" style:font-size-asian="13pt" style:font-size-complex="13pt"/>
    </style:style>
    <style:style style:name="P57" style:parent-style-name="Standard" style:family="paragraph">
      <style:text-properties fo:font-size="13pt" style:font-size-asian="13pt" style:font-size-complex="13pt"/>
    </style:style>
    <style:style style:name="P58" style:parent-style-name="Standard" style:family="paragraph">
      <style:text-properties fo:font-size="13pt" style:font-size-asian="13pt" style:font-size-complex="13pt"/>
    </style:style>
    <style:style style:name="P59" style:parent-style-name="Standard" style:family="paragraph">
      <style:text-properties fo:color="#FF6600" fo:font-size="13pt" style:font-size-asian="13pt" style:font-size-complex="13pt"/>
    </style:style>
    <style:style style:name="P60" style:parent-style-name="Standard" style:family="paragraph">
      <style:text-properties fo:color="#FF6600" fo:font-size="13pt" style:font-size-asian="13pt" style:font-size-complex="13pt"/>
    </style:style>
    <style:style style:name="P61" style:parent-style-name="Standard" style:family="paragraph">
      <style:text-properties fo:color="#FF6600" fo:font-size="13pt" style:font-size-asian="13pt" style:font-size-complex="13pt"/>
    </style:style>
    <style:style style:name="P62" style:parent-style-name="Standard" style:family="paragraph">
      <style:text-properties fo:color="#FF6600" fo:font-size="13pt" style:font-size-asian="13pt" style:font-size-complex="13pt"/>
    </style:style>
    <style:style style:name="P63" style:parent-style-name="Standard" style:family="paragraph">
      <style:text-properties fo:color="#FF6600" fo:font-size="13pt" style:font-size-asian="13pt" style:font-size-complex="13pt"/>
    </style:style>
    <style:style style:name="P64" style:parent-style-name="Standard" style:family="paragraph">
      <style:text-properties fo:color="#FF6600" fo:font-size="13pt" style:font-size-asian="13pt" style:font-size-complex="13pt"/>
    </style:style>
    <style:style style:name="P65" style:parent-style-name="Standard" style:family="paragraph">
      <style:text-properties fo:color="#FF6600" fo:font-size="13pt" style:font-size-asian="13pt" style:font-size-complex="13pt"/>
    </style:style>
    <style:style style:name="P66" style:parent-style-name="Standard" style:family="paragraph">
      <style:text-properties fo:font-size="13pt" style:font-size-asian="13pt" style:font-size-complex="13pt"/>
    </style:style>
    <style:style style:name="P67" style:parent-style-name="Standard" style:family="paragraph">
      <style:text-properties fo:font-size="13pt" style:font-size-asian="13pt" style:font-size-complex="13pt"/>
    </style:style>
    <style:style style:name="P68" style:parent-style-name="Standard" style:family="paragraph">
      <style:text-properties fo:color="#C5000B" fo:font-size="13pt" style:font-size-asian="13pt" style:font-size-complex="13pt"/>
    </style:style>
    <style:style style:name="P69" style:parent-style-name="Standard" style:family="paragraph">
      <style:text-properties fo:color="#FF6600" fo:font-size="13pt" style:font-size-asian="13pt" style:font-size-complex="13pt"/>
    </style:style>
    <style:style style:name="P70" style:parent-style-name="Standard" style:family="paragraph">
      <style:text-properties fo:color="#FF6600" fo:font-size="13pt" style:font-size-asian="13pt" style:font-size-complex="13pt"/>
    </style:style>
    <style:style style:name="P71" style:parent-style-name="Standard" style:family="paragraph">
      <style:text-properties fo:color="#FF6600" fo:font-size="13pt" style:font-size-asian="13pt" style:font-size-complex="13pt"/>
    </style:style>
    <style:style style:name="T72" style:parent-style-name="Absatz-Standardschriftart" style:family="text">
      <style:text-properties fo:color="#FF6600" fo:font-size="13pt" style:font-size-asian="13pt" style:font-size-complex="13pt"/>
    </style:style>
    <style:style style:name="T73" style:parent-style-name="Absatz-Standardschriftart" style:family="text">
      <style:text-properties fo:color="#4B1F6F" fo:font-size="13pt" style:font-size-asian="13pt" style:font-size-complex="13pt"/>
    </style:style>
    <style:style style:name="T74" style:parent-style-name="Absatz-Standardschriftart" style:family="text">
      <style:text-properties fo:color="#FF6600" fo:font-size="13pt" style:font-size-asian="13pt" style:font-size-complex="13pt"/>
    </style:style>
    <style:style style:name="T75" style:parent-style-name="Absatz-Standardschriftart" style:family="text">
      <style:text-properties fo:color="#4B1F6F" fo:font-size="13pt" style:font-size-asian="13pt" style:font-size-complex="13pt"/>
    </style:style>
    <style:style style:name="T76" style:parent-style-name="Absatz-Standardschriftart" style:family="text">
      <style:text-properties fo:color="#FF6600" fo:font-size="13pt" style:font-size-asian="13pt" style:font-size-complex="13pt"/>
    </style:style>
    <style:style style:name="P77" style:parent-style-name="Standard" style:family="paragraph">
      <style:text-properties fo:color="#314004" fo:font-size="13pt" style:font-size-asian="13pt" style:font-size-complex="13pt"/>
    </style:style>
    <style:style style:name="P78" style:parent-style-name="Standard" style:family="paragraph">
      <style:text-properties fo:color="#FF6600" fo:font-size="13pt" style:font-size-asian="13pt" style:font-size-complex="13pt"/>
    </style:style>
    <style:style style:name="P79" style:parent-style-name="Standard" style:family="paragraph">
      <style:text-properties fo:color="#FF6600" fo:font-size="13pt" style:font-size-asian="13pt" style:font-size-complex="13pt"/>
    </style:style>
    <style:style style:name="T80" style:parent-style-name="Absatz-Standardschriftart" style:family="text">
      <style:text-properties fo:color="#4B1F6F" fo:font-size="13pt" style:font-size-asian="13pt" style:font-size-complex="13pt"/>
    </style:style>
    <style:style style:name="T81" style:parent-style-name="Absatz-Standardschriftart" style:family="text">
      <style:text-properties fo:font-size="13pt" style:font-size-asian="13pt" style:font-size-complex="13pt"/>
    </style:style>
    <style:style style:name="T82" style:parent-style-name="Absatz-Standardschriftart" style:family="text">
      <style:text-properties fo:font-size="13pt" style:font-size-asian="13pt" style:font-size-complex="13pt"/>
    </style:style>
    <style:style style:name="T83" style:parent-style-name="Absatz-Standardschriftart" style:family="text">
      <style:text-properties fo:font-size="13pt" style:font-size-asian="13pt" style:font-size-complex="13pt"/>
    </style:style>
    <style:style style:name="T84" style:parent-style-name="Absatz-Standardschriftart" style:family="text">
      <style:text-properties fo:color="#4B1F6F" fo:font-size="13pt" style:font-size-asian="13pt" style:font-size-complex="13pt"/>
    </style:style>
    <style:style style:name="T85" style:parent-style-name="Absatz-Standardschriftart" style:family="text">
      <style:text-properties fo:font-size="13pt" style:font-size-asian="13pt" style:font-size-complex="13pt"/>
    </style:style>
    <style:style style:name="T86" style:parent-style-name="Absatz-Standardschriftart" style:family="text">
      <style:text-properties fo:font-size="13pt" style:font-size-asian="13pt" style:font-size-complex="13pt"/>
    </style:style>
    <style:style style:name="T87" style:parent-style-name="Absatz-Standardschriftart" style:family="text">
      <style:text-properties fo:color="#4B1F6F" fo:font-size="13pt" style:font-size-asian="13pt" style:font-size-complex="13pt"/>
    </style:style>
    <style:style style:name="T88" style:parent-style-name="Absatz-Standardschriftart" style:family="text">
      <style:text-properties fo:color="#4B1F6F" fo:font-size="13pt" style:font-size-asian="13pt" style:font-size-complex="13pt"/>
    </style:style>
    <style:style style:name="T89" style:parent-style-name="Absatz-Standardschriftart" style:family="text">
      <style:text-properties fo:font-size="13pt" style:font-size-asian="13pt" style:font-size-complex="13pt"/>
    </style:style>
    <style:style style:name="T90" style:parent-style-name="Absatz-Standardschriftart" style:family="text">
      <style:text-properties fo:font-size="13pt" style:font-size-asian="13pt" style:font-size-complex="13pt"/>
    </style:style>
    <style:style style:name="T91" style:parent-style-name="Absatz-Standardschriftart" style:family="text">
      <style:text-properties fo:color="#4B1F6F" fo:font-size="13pt" style:font-size-asian="13pt" style:font-size-complex="13pt"/>
    </style:style>
    <style:style style:name="P92" style:parent-style-name="Standard" style:family="paragraph">
      <style:text-properties fo:color="#4B1F6F" fo:font-size="13pt" style:font-size-asian="13pt" style:font-size-complex="13pt"/>
    </style:style>
    <style:style style:name="T93" style:parent-style-name="Absatz-Standardschriftart" style:family="text">
      <style:text-properties fo:font-size="13pt" style:font-size-asian="13pt" style:font-size-complex="13pt"/>
    </style:style>
    <style:style style:name="T94" style:parent-style-name="Absatz-Standardschriftart" style:family="text">
      <style:text-properties fo:font-size="13pt" style:font-size-asian="13pt" style:font-size-complex="13pt"/>
    </style:style>
    <style:style style:name="T95" style:parent-style-name="Absatz-Standardschriftart" style:family="text">
      <style:text-properties fo:color="#FF6600" fo:font-size="13pt" style:font-size-asian="13pt" style:font-size-complex="13pt"/>
    </style:style>
    <style:style style:name="T96" style:parent-style-name="Absatz-Standardschriftart" style:family="text">
      <style:text-properties fo:font-size="13pt" style:font-size-asian="13pt" style:font-size-complex="13pt"/>
    </style:style>
    <style:style style:name="T97" style:parent-style-name="Absatz-Standardschriftart" style:family="text">
      <style:text-properties fo:font-size="13pt" style:font-size-asian="13pt" style:font-size-complex="13pt"/>
    </style:style>
    <style:style style:name="T98" style:parent-style-name="Absatz-Standardschriftart" style:family="text">
      <style:text-properties fo:color="#314004" fo:font-size="13pt" style:font-size-asian="13pt" style:font-size-complex="13pt"/>
    </style:style>
    <style:style style:name="P99" style:parent-style-name="Standard" style:family="paragraph">
      <style:text-properties fo:color="#FF6600" fo:font-size="13pt" style:font-size-asian="13pt" style:font-size-complex="13pt"/>
    </style:style>
    <style:style style:name="P100" style:parent-style-name="Standard" style:family="paragraph">
      <style:text-properties fo:color="#FF6600" fo:font-size="13pt" style:font-size-asian="13pt" style:font-size-complex="13pt"/>
    </style:style>
    <style:style style:name="P101" style:parent-style-name="Standard" style:family="paragraph">
      <style:text-properties fo:color="#FF6600" fo:font-size="13pt" style:font-size-asian="13pt" style:font-size-complex="13pt"/>
    </style:style>
    <style:style style:name="P102" style:parent-style-name="Standard" style:family="paragraph">
      <style:text-properties fo:font-size="13pt" style:font-size-asian="13pt" style:font-size-complex="13pt"/>
    </style:style>
    <style:style style:name="P103" style:parent-style-name="Standard" style:family="paragraph">
      <style:text-properties fo:font-size="13pt" style:font-size-asian="13pt" style:font-size-complex="13pt"/>
    </style:style>
    <style:style style:name="P104" style:parent-style-name="Standard" style:family="paragraph">
      <style:text-properties fo:font-size="13pt" style:font-size-asian="13pt" style:font-size-complex="13pt"/>
    </style:style>
    <style:style style:name="P105" style:parent-style-name="Standard" style:family="paragraph">
      <style:text-properties fo:font-size="13pt" style:font-size-asian="13pt" style:font-size-complex="13pt"/>
    </style:style>
    <style:style style:name="P106" style:parent-style-name="Standard" style:family="paragraph">
      <style:text-properties fo:font-size="13pt" style:font-size-asian="13pt" style:font-size-complex="13pt"/>
    </style:style>
    <style:style style:name="P107" style:parent-style-name="Standard" style:family="paragraph">
      <style:text-properties fo:font-size="13pt" style:font-size-asian="13pt" style:font-size-complex="13pt"/>
    </style:style>
    <style:style style:name="P108" style:parent-style-name="Standard" style:family="paragraph">
      <style:text-properties fo:color="#C5000B" fo:font-size="13pt" style:font-size-asian="13pt" style:font-size-complex="13pt"/>
    </style:style>
    <style:style style:name="P109" style:parent-style-name="Standard" style:family="paragraph">
      <style:text-properties fo:color="#C5000B" fo:font-size="13pt" style:font-size-asian="13pt" style:font-size-complex="13pt"/>
    </style:style>
    <style:style style:name="P110" style:parent-style-name="Standard" style:family="paragraph">
      <style:text-properties fo:color="#C5000B" fo:font-size="13pt" style:font-size-asian="13pt" style:font-size-complex="13pt"/>
    </style:style>
    <style:style style:name="P111" style:parent-style-name="Standard" style:family="paragraph">
      <style:text-properties fo:color="#314004" fo:font-size="13pt" style:font-size-asian="13pt" style:font-size-complex="13pt"/>
    </style:style>
    <style:style style:name="P112" style:parent-style-name="Standard" style:family="paragraph">
      <style:text-properties fo:color="#314004" fo:font-size="13pt" style:font-size-asian="13pt" style:font-size-complex="13pt"/>
    </style:style>
    <style:style style:name="P113" style:parent-style-name="Standard" style:family="paragraph">
      <style:text-properties fo:color="#FF6600" fo:font-size="13pt" style:font-size-asian="13pt" style:font-size-complex="13pt"/>
    </style:style>
    <style:style style:name="P114" style:parent-style-name="Standard" style:family="paragraph">
      <style:text-properties fo:color="#314004" fo:font-size="13pt" style:font-size-asian="13pt" style:font-size-complex="13pt"/>
    </style:style>
    <style:style style:name="P115" style:parent-style-name="Standard" style:family="paragraph">
      <style:text-properties fo:color="#FF6600" fo:font-size="13pt" style:font-size-asian="13pt" style:font-size-complex="13pt"/>
    </style:style>
    <style:style style:name="P116" style:parent-style-name="Standard" style:family="paragraph">
      <style:text-properties fo:color="#FF6600" fo:font-size="13pt" style:font-size-asian="13pt" style:font-size-complex="13pt"/>
    </style:style>
    <style:style style:name="P117" style:parent-style-name="Standard" style:family="paragraph">
      <style:text-properties fo:color="#FF6600" fo:font-size="13pt" style:font-size-asian="13pt" style:font-size-complex="13pt"/>
    </style:style>
    <style:style style:name="P118" style:parent-style-name="Standard" style:family="paragraph">
      <style:text-properties fo:color="#FF6600" fo:font-size="13pt" style:font-size-asian="13pt" style:font-size-complex="13pt"/>
    </style:style>
    <style:style style:name="P119" style:parent-style-name="Standard" style:family="paragraph">
      <style:text-properties fo:color="#FF6600" fo:font-size="13pt" style:font-size-asian="13pt" style:font-size-complex="13pt"/>
    </style:style>
    <style:style style:name="P120" style:parent-style-name="Standard" style:family="paragraph">
      <style:text-properties fo:color="#FF6600" fo:font-size="13pt" style:font-size-asian="13pt" style:font-size-complex="13pt"/>
    </style:style>
    <style:style style:name="P121" style:parent-style-name="Standard" style:family="paragraph">
      <style:text-properties fo:color="#FF6600" fo:font-size="13pt" style:font-size-asian="13pt" style:font-size-complex="13pt"/>
    </style:style>
    <style:style style:name="P122" style:parent-style-name="Standard" style:family="paragraph">
      <style:text-properties fo:color="#FF6600" fo:font-size="13pt" style:font-size-asian="13pt" style:font-size-complex="13pt"/>
    </style:style>
    <style:style style:name="P123" style:parent-style-name="Standard" style:family="paragraph">
      <style:text-properties fo:color="#FF6600" fo:font-size="13pt" style:font-size-asian="13pt" style:font-size-complex="13pt"/>
    </style:style>
    <style:style style:name="P124" style:parent-style-name="Standard" style:family="paragraph">
      <style:text-properties fo:color="#FF6600" fo:font-size="13pt" style:font-size-asian="13pt" style:font-size-complex="13pt"/>
    </style:style>
    <style:style style:name="P125" style:parent-style-name="Standard" style:family="paragraph">
      <style:text-properties fo:color="#FF6600" fo:font-size="13pt" style:font-size-asian="13pt" style:font-size-complex="13pt"/>
    </style:style>
    <style:style style:name="P126" style:parent-style-name="Standard" style:family="paragraph">
      <style:text-properties fo:color="#FF6600" fo:font-size="13pt" style:font-size-asian="13pt" style:font-size-complex="13pt"/>
    </style:style>
    <style:style style:name="P127" style:parent-style-name="Standard" style:family="paragraph">
      <style:text-properties fo:color="#FF6600" fo:font-size="13pt" style:font-size-asian="13pt" style:font-size-complex="13pt"/>
    </style:style>
    <style:style style:name="P128" style:parent-style-name="Standard" style:family="paragraph">
      <style:text-properties fo:color="#C5000B" fo:font-size="13pt" style:font-size-asian="13pt" style:font-size-complex="13pt"/>
    </style:style>
    <style:style style:name="T129" style:parent-style-name="Absatz-Standardschriftart" style:family="text">
      <style:text-properties fo:color="#4B1F6F" fo:font-size="13pt" style:font-size-asian="13pt" style:font-size-complex="13pt"/>
    </style:style>
    <style:style style:name="T130" style:parent-style-name="Absatz-Standardschriftart" style:family="text">
      <style:text-properties fo:color="#4B1F6F" fo:font-size="13pt" style:font-size-asian="13pt" style:font-size-complex="13pt"/>
    </style:style>
    <style:style style:name="T131" style:parent-style-name="Absatz-Standardschriftart" style:family="text">
      <style:text-properties fo:color="#4B1F6F" fo:font-size="13pt" style:font-size-asian="13pt" style:font-size-complex="13pt"/>
    </style:style>
    <style:style style:name="T132" style:parent-style-name="Absatz-Standardschriftart" style:family="text">
      <style:text-properties fo:color="#4B1F6F" fo:font-size="13pt" style:font-size-asian="13pt" style:font-size-complex="13pt"/>
    </style:style>
    <style:style style:name="P133" style:parent-style-name="Standard" style:family="paragraph">
      <style:text-properties fo:color="#C5000B" fo:font-size="13pt" style:font-size-asian="13pt" style:font-size-complex="13pt"/>
    </style:style>
    <style:style style:name="P134" style:parent-style-name="Standard" style:family="paragraph">
      <style:text-properties fo:color="#C5000B" fo:font-size="13pt" style:font-size-asian="13pt" style:font-size-complex="13pt"/>
    </style:style>
    <style:style style:name="P135" style:parent-style-name="Standard" style:family="paragraph">
      <style:text-properties fo:font-size="13pt" style:font-size-asian="13pt" style:font-size-complex="13pt"/>
    </style:style>
    <style:style style:name="P136" style:parent-style-name="Standard" style:family="paragraph">
      <style:text-properties fo:font-size="13pt" style:font-size-asian="13pt" style:font-size-complex="13pt"/>
    </style:style>
    <style:style style:name="P137" style:parent-style-name="Standard" style:family="paragraph">
      <style:text-properties fo:font-size="13pt" style:font-size-asian="13pt" style:font-size-complex="13pt"/>
    </style:style>
    <style:style style:name="P138" style:parent-style-name="Standard" style:family="paragraph">
      <style:text-properties fo:font-size="13pt" style:font-size-asian="13pt" style:font-size-complex="13pt"/>
    </style:style>
    <style:style style:name="P139" style:parent-style-name="Standard" style:family="paragraph">
      <style:text-properties fo:font-size="13pt" style:font-size-asian="13pt" style:font-size-complex="13pt"/>
    </style:style>
    <style:style style:name="P140" style:parent-style-name="Standard" style:family="paragraph">
      <style:text-properties fo:font-size="13pt" style:font-size-asian="13pt" style:font-size-complex="13pt"/>
    </style:style>
    <style:style style:name="P141" style:parent-style-name="Standard" style:family="paragraph">
      <style:text-properties fo:font-size="13pt" style:font-size-asian="13pt" style:font-size-complex="13pt"/>
    </style:style>
    <style:style style:name="P142" style:parent-style-name="Standard" style:family="paragraph">
      <style:text-properties fo:font-size="13pt" style:font-size-asian="13pt" style:font-size-complex="13pt"/>
    </style:style>
    <style:style style:name="P143" style:parent-style-name="Standard" style:family="paragraph">
      <style:text-properties fo:font-size="13pt" style:font-size-asian="13pt" style:font-size-complex="13pt"/>
    </style:style>
    <style:style style:name="P144" style:parent-style-name="Standard" style:family="paragraph">
      <style:text-properties fo:font-size="13pt" style:font-size-asian="13pt" style:font-size-complex="13pt"/>
    </style:style>
    <style:style style:name="P145" style:parent-style-name="Standard" style:family="paragraph">
      <style:text-properties fo:font-size="13pt" style:font-size-asian="13pt" style:font-size-complex="13pt"/>
    </style:style>
    <style:style style:name="P146" style:parent-style-name="Standard" style:family="paragraph">
      <style:text-properties fo:font-size="13pt" style:font-size-asian="13pt" style:font-size-complex="13pt"/>
    </style:style>
    <style:style style:name="P147" style:parent-style-name="Standard" style:family="paragraph">
      <style:text-properties fo:font-size="13pt" style:font-size-asian="13pt" style:font-size-complex="13pt"/>
    </style:style>
    <style:style style:name="P148" style:parent-style-name="Standard" style:family="paragraph">
      <style:text-properties fo:font-size="13pt" style:font-size-asian="13pt" style:font-size-complex="13pt"/>
    </style:style>
    <style:style style:name="P149" style:parent-style-name="Standard" style:family="paragraph">
      <style:text-properties fo:font-size="13pt" style:font-size-asian="13pt" style:font-size-complex="13pt"/>
    </style:style>
    <style:style style:name="P150" style:parent-style-name="Standard" style:family="paragraph">
      <style:text-properties fo:font-size="13pt" style:font-size-asian="13pt" style:font-size-complex="13pt"/>
    </style:style>
    <style:style style:name="P151" style:parent-style-name="Standard" style:family="paragraph">
      <style:text-properties fo:font-size="13pt" style:font-size-asian="13pt" style:font-size-complex="13pt"/>
    </style:style>
    <style:style style:name="P152" style:parent-style-name="Standard" style:family="paragraph">
      <style:text-properties fo:font-size="13pt" style:font-size-asian="13pt" style:font-size-complex="13pt"/>
    </style:style>
    <style:style style:name="P153" style:parent-style-name="Standard" style:family="paragraph">
      <style:text-properties fo:font-size="13pt" style:font-size-asian="13pt" style:font-size-complex="13pt"/>
    </style:style>
    <style:style style:name="P154" style:parent-style-name="Standard" style:family="paragraph">
      <style:text-properties fo:font-size="13pt" style:font-size-asian="13pt" style:font-size-complex="13pt"/>
    </style:style>
    <style:style style:name="P155" style:parent-style-name="Standard" style:family="paragraph">
      <style:text-properties fo:font-size="13pt" style:font-size-asian="13pt" style:font-size-complex="13pt"/>
    </style:style>
    <style:style style:name="P156" style:parent-style-name="Standard" style:family="paragraph">
      <style:text-properties fo:font-size="13pt" style:font-size-asian="13pt" style:font-size-complex="13pt"/>
    </style:style>
    <style:style style:name="P157" style:parent-style-name="Standard" style:family="paragraph">
      <style:text-properties fo:font-size="13pt" style:font-size-asian="13pt" style:font-size-complex="13pt"/>
    </style:style>
    <style:style style:name="P158" style:parent-style-name="Standard" style:family="paragraph">
      <style:text-properties fo:font-size="13pt" style:font-size-asian="13pt" style:font-size-complex="13pt"/>
    </style:style>
    <style:style style:name="P159" style:parent-style-name="Standard" style:family="paragraph">
      <style:text-properties fo:font-size="13pt" style:font-size-asian="13pt" style:font-size-complex="13pt"/>
    </style:style>
    <style:style style:name="P160" style:parent-style-name="Standard" style:family="paragraph">
      <style:text-properties fo:font-size="13pt" style:font-size-asian="13pt" style:font-size-complex="13pt"/>
    </style:style>
    <style:style style:name="P161" style:parent-style-name="Standard" style:family="paragraph">
      <style:text-properties fo:font-size="13pt" style:font-size-asian="13pt" style:font-size-complex="13pt"/>
    </style:style>
    <style:style style:name="P162" style:parent-style-name="Standard" style:family="paragraph">
      <style:text-properties fo:font-size="13pt" style:font-size-asian="13pt" style:font-size-complex="13pt"/>
    </style:style>
    <style:style style:name="P163" style:parent-style-name="Standard" style:family="paragraph">
      <style:text-properties fo:font-size="13pt" style:font-size-asian="13pt" style:font-size-complex="13pt"/>
    </style:style>
    <style:style style:name="P164" style:parent-style-name="Standard" style:family="paragraph">
      <style:text-properties fo:font-size="13pt" style:font-size-asian="13pt" style:font-size-complex="13pt"/>
    </style:style>
    <style:style style:name="P165" style:parent-style-name="Standard" style:family="paragraph">
      <style:text-properties fo:font-size="13pt" style:font-size-asian="13pt" style:font-size-complex="13pt"/>
    </style:style>
    <style:style style:name="P166" style:parent-style-name="Standard" style:family="paragraph">
      <style:text-properties fo:font-size="13pt" style:font-size-asian="13pt" style:font-size-complex="13pt"/>
    </style:style>
    <style:style style:name="P167" style:parent-style-name="Standard" style:family="paragraph">
      <style:text-properties fo:font-size="13pt" style:font-size-asian="13pt" style:font-size-complex="13pt"/>
    </style:style>
    <style:style style:name="P168" style:parent-style-name="Standard" style:family="paragraph">
      <style:text-properties fo:font-size="13pt" style:font-size-asian="13pt" style:font-size-complex="13pt"/>
    </style:style>
    <style:style style:name="P169" style:parent-style-name="Standard" style:family="paragraph">
      <style:text-properties fo:font-size="13pt" style:font-size-asian="13pt" style:font-size-complex="13pt"/>
    </style:style>
    <style:style style:name="P170" style:parent-style-name="Standard" style:family="paragraph">
      <style:text-properties fo:font-size="13pt" style:font-size-asian="13pt" style:font-size-complex="13pt"/>
    </style:style>
    <style:style style:name="T171" style:parent-style-name="Absatz-Standardschriftart" style:family="text">
      <style:text-properties fo:font-size="13pt" style:font-size-asian="13pt" style:font-size-complex="13pt"/>
    </style:style>
    <style:style style:name="T172" style:parent-style-name="Absatz-Standardschriftar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73" style:parent-style-name="Absatz-Standardschriftart" style:family="text">
      <style:text-properties fo:font-size="13pt" style:font-size-asian="13pt" style:font-size-complex="13pt"/>
    </style:style>
    <style:style style:name="T174" style:parent-style-name="Absatz-Standardschriftart" style:family="text">
      <style:text-properties fo:font-size="13pt" style:font-size-asian="13pt" style:font-size-complex="13pt"/>
    </style:style>
    <style:style style:name="P175" style:parent-style-name="Standard" style:family="paragraph">
      <style:text-properties fo:font-size="13pt" style:font-size-asian="13pt" style:font-size-complex="13pt"/>
    </style:style>
    <style:style style:name="P176" style:parent-style-name="Standard" style:family="paragraph">
      <style:text-properties fo:font-size="13pt" style:font-size-asian="13pt" style:font-size-complex="13pt"/>
    </style:style>
    <style:style style:name="T177" style:parent-style-name="Absatz-Standardschriftart" style:family="text">
      <style:text-properties fo:font-size="13pt" style:font-size-asian="13pt" style:font-size-complex="13pt"/>
    </style:style>
    <style:style style:name="T178" style:parent-style-name="Absatz-Standardschriftart" style:family="text">
      <style:text-properties fo:color="#FF6600" fo:font-size="13pt" style:font-size-asian="13pt" style:font-size-complex="13pt"/>
    </style:style>
    <style:style style:name="T179" style:parent-style-name="Absatz-Standardschriftart" style:family="text">
      <style:text-properties fo:font-size="13pt" style:font-size-asian="13pt" style:font-size-complex="13pt"/>
    </style:style>
    <style:style style:name="T180" style:parent-style-name="Absatz-Standardschriftart" style:family="text">
      <style:text-properties fo:font-size="13pt" style:font-size-asian="13pt" style:font-size-complex="13pt"/>
    </style:style>
    <style:style style:name="T181" style:parent-style-name="Absatz-Standardschriftart" style:family="text">
      <style:text-properties fo:font-size="13pt" style:font-size-asian="13pt" style:font-size-complex="13pt"/>
    </style:style>
    <style:style style:name="T182" style:parent-style-name="Absatz-Standardschriftart" style:family="text">
      <style:text-properties fo:font-size="13pt" style:font-size-asian="13pt" style:font-size-complex="13pt"/>
    </style:style>
    <style:style style:name="T183" style:parent-style-name="Absatz-Standardschriftart" style:family="text">
      <style:text-properties fo:font-size="13pt" style:font-size-asian="13pt" style:font-size-complex="13pt"/>
    </style:style>
    <style:style style:name="T184" style:parent-style-name="Absatz-Standardschriftart" style:family="text">
      <style:text-properties fo:color="#FF6600" fo:font-size="13pt" style:font-size-asian="13pt" style:font-size-complex="13pt"/>
    </style:style>
    <style:style style:name="T185" style:parent-style-name="Absatz-Standardschriftart" style:family="text">
      <style:text-properties fo:font-size="13pt" style:font-size-asian="13pt" style:font-size-complex="13pt"/>
    </style:style>
    <style:style style:name="T186" style:parent-style-name="Absatz-Standardschriftart" style:family="text">
      <style:text-properties fo:color="#FF6600" fo:font-size="13pt" style:font-size-asian="13pt" style:font-size-complex="13pt"/>
    </style:style>
    <style:style style:name="T187" style:parent-style-name="Absatz-Standardschriftart" style:family="text">
      <style:text-properties fo:font-size="13pt" style:font-size-asian="13pt" style:font-size-complex="13pt"/>
    </style:style>
    <style:style style:name="T188" style:parent-style-name="Absatz-Standardschriftart" style:family="text">
      <style:text-properties fo:font-size="13pt" style:font-size-asian="13pt" style:font-size-complex="13pt"/>
    </style:style>
    <style:style style:name="P189" style:parent-style-name="Standard" style:family="paragraph">
      <style:text-properties fo:font-size="13pt" style:font-size-asian="13pt" style:font-size-complex="13pt"/>
    </style:style>
    <style:style style:name="P190" style:parent-style-name="Standard" style:family="paragraph">
      <style:text-properties fo:font-size="13pt" style:font-size-asian="13pt" style:font-size-complex="13pt"/>
    </style:style>
    <style:style style:name="T191" style:parent-style-name="Absatz-Standardschriftart" style:family="text">
      <style:text-properties fo:font-size="13pt" style:font-size-asian="13pt" style:font-size-complex="13pt"/>
    </style:style>
    <style:style style:name="T192" style:parent-style-name="Absatz-Standardschriftart" style:family="text">
      <style:text-properties fo:font-size="13pt" style:font-size-asian="13pt" style:font-size-complex="13pt"/>
    </style:style>
    <style:style style:name="T193" style:parent-style-name="Absatz-Standardschriftar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94" style:parent-style-name="Absatz-Standardschriftart" style:family="text">
      <style:text-properties fo:font-size="13pt" style:font-size-asian="13pt" style:font-size-complex="13pt"/>
    </style:style>
    <style:style style:name="P195" style:parent-style-name="Standard" style:family="paragraph">
      <style:text-properties fo:font-size="13pt" style:font-size-asian="13pt" style:font-size-complex="13pt"/>
    </style:style>
    <style:style style:name="P196" style:parent-style-name="Standard" style:family="paragraph">
      <style:text-properties fo:font-size="13pt" style:font-size-asian="13pt" style:font-size-complex="13pt"/>
    </style:style>
    <style:style style:name="P197" style:parent-style-name="Standard" style:family="paragraph">
      <style:text-properties fo:font-size="13pt" style:font-size-asian="13pt" style:font-size-complex="13pt"/>
    </style:style>
    <style:style style:name="P198" style:parent-style-name="Standard" style:family="paragraph">
      <style:text-properties fo:font-size="13pt" style:font-size-asian="13pt" style:font-size-complex="13pt"/>
    </style:style>
    <style:style style:name="P199" style:parent-style-name="Standard" style:family="paragraph">
      <style:text-properties fo:font-size="13pt" style:font-size-asian="13pt" style:font-size-complex="13pt"/>
    </style:style>
    <style:style style:name="P200" style:parent-style-name="Standard" style:family="paragraph">
      <style:text-properties fo:font-size="13pt" style:font-size-asian="13pt" style:font-size-complex="13pt"/>
    </style:style>
    <style:style style:name="P201" style:parent-style-name="Standard" style:family="paragraph">
      <style:text-properties fo:font-size="13pt" style:font-size-asian="13pt" style:font-size-complex="13pt"/>
    </style:style>
    <style:style style:name="P202" style:parent-style-name="Standard" style:family="paragraph">
      <style:text-properties fo:font-size="13pt" style:font-size-asian="13pt" style:font-size-complex="13pt"/>
    </style:style>
    <style:style style:name="P203" style:parent-style-name="Standard" style:family="paragraph">
      <style:text-properties fo:font-size="13pt" style:font-size-asian="13pt" style:font-size-complex="13pt"/>
    </style:style>
    <style:style style:name="P204" style:parent-style-name="Standard" style:family="paragraph">
      <style:text-properties fo:font-size="13pt" style:font-size-asian="13pt" style:font-size-complex="13pt"/>
    </style:style>
    <style:style style:name="P205" style:parent-style-name="Standard" style:family="paragraph">
      <style:text-properties fo:font-size="13pt" style:font-size-asian="13pt" style:font-size-complex="13pt"/>
    </style:style>
    <style:style style:name="P206" style:parent-style-name="Standard" style:family="paragraph">
      <style:text-properties fo:font-size="13pt" style:font-size-asian="13pt" style:font-size-complex="13pt"/>
    </style:style>
    <style:style style:name="P207" style:parent-style-name="Standard" style:family="paragraph">
      <style:text-properties fo:font-size="13pt" style:font-size-asian="13pt" style:font-size-complex="13pt"/>
    </style:style>
    <style:style style:name="T208" style:parent-style-name="Absatz-Standardschriftart" style:family="text">
      <style:text-properties fo:font-size="13pt" style:font-size-asian="13pt" style:font-size-complex="13pt"/>
    </style:style>
    <style:style style:name="T209" style:parent-style-name="Absatz-Standardschriftart" style:family="text">
      <style:text-properties fo:color="#C5000B" fo:font-size="13pt" style:font-size-asian="13pt" style:font-size-complex="13pt"/>
    </style:style>
    <style:style style:name="T210" style:parent-style-name="Absatz-Standardschriftart" style:family="text">
      <style:text-properties fo:font-size="13pt" style:font-size-asian="13pt" style:font-size-complex="13pt"/>
    </style:style>
    <style:style style:name="T211" style:parent-style-name="Absatz-Standardschriftart" style:family="text">
      <style:text-properties fo:font-size="13pt" style:font-size-asian="13pt" style:font-size-complex="13pt"/>
    </style:style>
    <style:style style:name="P212" style:parent-style-name="Standard" style:family="paragraph">
      <style:text-properties fo:font-size="13pt" style:font-size-asian="13pt" style:font-size-complex="13pt"/>
    </style:style>
    <style:style style:name="T213" style:parent-style-name="Absatz-Standardschriftar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<text:span text:style-name="T2">MK41 VLS</text:span></text:p>
      <text:p text:style-name="P3">-kann getragen werden</text:p>
      <text:p text:style-name="P4">-Flugkörper nicht abschießbar, noch von Radar erfasst</text:p>
      <text:p text:style-name="P5">-effektiv gegen alles</text:p>
      <text:p text:style-name="P6">-zwei Zielsysteme: per Laser oder Passivradar von Einheiten, die Datalink<text:s/>teilen</text:p>
      <text:p text:style-name="P7">-Laser darf niemals ausgeschaltet werden</text:p>
      <text:p text:style-name="P8">-Passivradar kann unterbrochen werden; für Flugeinheiten aber nur am Boden erfassbar(falls nach Abschuss in der Luft erfolgt Verfolgung trotzdem)</text:p>
      <text:p text:style-name="P9">-Flugkörper sehr mobil, aktiv für ca 2-3min und kann selbst Flugzeuge die bis zu 800km/h fliegen ausschalten</text:p>
      <text:p text:style-name="P10"/>
      <text:p text:style-name="P11"><text:s/></text:p>
      <text:p text:style-name="P12"/>
      <text:p text:style-name="P13"/>
      <text:p text:style-name="P14"/>
      <text:p text:style-name="P15"/>
      <text:p text:style-name="P16">Alle Ergebnisse wurden gegen Vanilla Einheiten erzielt. Nicht-Vanilla Einheiten werden ein Vielfaches der Schadenswirkung erhalten.</text:p>
      <text:p text:style-name="P17">Manche Bomben hinterlassen Krater für 180 Sekunden.</text:p>
      <text:p text:style-name="P18"/>
      <text:p text:style-name="P19"/>
      <text:p text:style-name="P20">Abkürzungen:</text:p>
      <text:p text:style-name="P21"/>
      <text:p text:style-name="P22">[AP] Infanterie</text:p>
      <text:p text:style-name="P23">[AT] gepanzerte Fahrzeuge</text:p>
      <text:p text:style-name="P24">[BU] Gebäude<text:tab/></text:p>
      <text:p text:style-name="P25">[CLUS] Streumunition</text:p>
      <text:p text:style-name="P26">[F&amp;F] vollautomatische Lenkung ins Ziel</text:p>
      <text:p text:style-name="P27">[GPB] ggn alle Ziele geeignet</text:p>
      <text:p text:style-name="P28">[GPS] GPS gelenkt</text:p>
      <text:p text:style-name="P29">[HE] Sprengmunition</text:p>
      <text:p text:style-name="P30">[IR] Infrarot gelenkt</text:p>
      <text:p text:style-name="P31">[LENK] direkte Kameralenkung durch Piloten, bei der<text:s/>F-Version wird Kamera des WSO genommen</text:p>
      <text:p text:style-name="P32">[LOS] direkte Sicht auf Ziel mit einfacher Anvisierung</text:p>
      <text:p text:style-name="P33">[LSR] Laser gelenkt</text:p>
      <text:p text:style-name="P34">[LV] leichte, nur wenig gepanzerte Fahrzeuge</text:p>
      <text:p text:style-name="P35">[MI] Minen</text:p>
      <text:p text:style-name="P36">[RAD] Radar gelenkt</text:p>
      <text:p text:style-name="P37">[SA] Ziel muss im Sichtbereich erfasst bleiben (+-80°)</text:p>
      <text:p text:style-name="P38">[SFW] automatisch durch Sensoren auslösend</text:p>
      <text:p text:style-name="P39">[UG] nicht gelenkt</text:p>
      <text:p text:style-name="P40">[WCMD] Wind korrigierend</text:p>
      <text:p text:style-name="P41"/>
      <text:p text:style-name="P42">TER/BRU: sind zwei verschiedene Waffenaufhängungen an den Pylonen</text:p>
      <text:p text:style-name="P43">DUAL: unterstützt im I-TGT System den DUAL Modus</text:p>
      <text:p text:style-name="P44">HE: steht dies alleine Hinter einem Waffensystem, ist dieses gegen alle Ziele effektiv</text:p>
      <text:p text:style-name="P45"/>
      <text:soft-page-break/>
      <text:p text:style-name="P46">Farbskala zu leichteren Orientierung:</text:p>
      <text:p text:style-name="P47"/>
      <text:p text:style-name="P48">sehr gute Wirkung</text:p>
      <text:p text:style-name="P49">gute Wirkung</text:p>
      <text:p text:style-name="P50">schwankende Wirkung</text:p>
      <text:p text:style-name="P51">keine/kaum Schadenswirkung</text:p>
      <text:p text:style-name="P52"/>
      <text:p text:style-name="P53"/>
      <text:p text:style-name="P54"/>
      <text:p text:style-name="P55">AWS Waffenliste für die F/A 18 Super Hornet E/F</text:p>
      <text:p text:style-name="P56"/>
      <text:p text:style-name="P57">Luft-Luft Raketen</text:p>
      <text:p text:style-name="P58"/>
      <text:p text:style-name="P59">-AIM-132 ASRAAM [F&amp;F] [IR] bis 5km</text:p>
      <text:p text:style-name="P60">-AIM-9<text:s/>(M/X) Sidewinder [F&amp;F] [IR] bis 4,5km (X Variante ist manövrierfähiger)</text:p>
      <text:p text:style-name="P61"/>
      <text:p text:style-name="P62">-AIM-7 Sparrow [SA] [RAD], effektiv 1-13km</text:p>
      <text:p text:style-name="P63">-AIM-120 AMRAAM [F&amp;F] [RAD] 0,7-15km</text:p>
      <text:p text:style-name="P64"/>
      <text:p text:style-name="P65"/>
      <text:p text:style-name="P66">Luft-Boden Raketen</text:p>
      <text:p text:style-name="P67"/>
      <text:p text:style-name="P68">-AGM-65 D [AT]</text:p>
      <text:p text:style-name="P69">-AGM-65 D/G Maverick [IR][AT]</text:p>
      <text:p text:style-name="P70">-AGM-65 H/K Maverick [LOS][AT]</text:p>
      <text:p text:style-name="P71">-AGM-65 L Maverick [LSR]und[LOS]</text:p>
      <text:p text:style-name="Standard"><text:span text:style-name="T72">-AGM-84 [LOS][HE]</text:span><text:span text:style-name="T73"><text:s/></text:span><text:span text:style-name="T74">durch AA <text:s/>nicht neutralisierbar</text:span></text:p>
      <text:p text:style-name="Standard"><text:span text:style-name="T75">-</text:span><text:span text:style-name="T76">AGM 84 SLAM-ER [F&amp;F][GPS][HE] durch AA <text:s/>nicht neutralisierbar</text:span></text:p>
      <text:p text:style-name="P77">-AGM-154 JSOW [F&amp;F][GPS][CLUS][HE][AP] Effektivität winkelabhängig (&gt;40° gute Wirkung), Reichweite nahezu unbegrenzt, 100m Durchmesser</text:p>
      <text:p text:style-name="P78">-AGM-154 1 JSOW [F&amp;F][GPS][HE] Winkel über große Distanzen beachten, Reichweite nahezu unbegrenzt</text:p>
      <text:p text:style-name="P79"/>
      <text:p text:style-name="Standard"><text:span text:style-name="T80">-Hydra 70mm Raketen [HE][LV][AP][UG]<text:s/></text:span><text:span text:style-name="T81"><text:tab/></text:span></text:p>
      <text:p text:style-name="Standard"><text:span text:style-name="T82"><text:tab/></text:span><text:span text:style-name="T83"><text:tab/>-</text:span><text:span text:style-name="T84">APWKS [LSR]</text:span></text:p>
      <text:p text:style-name="Standard"><text:span text:style-name="T85"><text:tab/></text:span><text:span text:style-name="T86"><text:tab/>-</text:span><text:span text:style-name="T87">M259</text:span><text:span text:style-name="T88"><text:tab/>[weißer Phosphor] Wirkung ähnlich [HE]</text:span></text:p>
      <text:p text:style-name="Standard"><text:span text:style-name="T89"><text:tab/></text:span><text:span text:style-name="T90"><text:tab/>-</text:span><text:span text:style-name="T91">LAU-130 19 Hydra Raketen</text:span></text:p>
      <text:p text:style-name="P92"><text:tab/><text:tab/>-LAU-131 7 Hydra Raketen</text:p>
      <text:p text:style-name="Standard"><text:span text:style-name="T93"><text:tab/></text:span><text:span text:style-name="T94"><text:tab/>-</text:span><text:span text:style-name="T95">Poniard [IR]oder[LSR][AP][LV]</text:span></text:p>
      <text:p text:style-name="Standard"><text:span text:style-name="T96"><text:tab/></text:span><text:span text:style-name="T97"><text:tab/>-</text:span><text:span text:style-name="T98">WDU-4/A APERS[AP] Splitterwirkung in 15m Radius</text:span></text:p>
      <text:p text:style-name="P99">-Zuni LAU-10 [HE][AT] 130mm</text:p>
      <text:p text:style-name="P100">-Laser Zuni LAU-10 [LSR][HE][AT] 130mm</text:p>
      <text:p text:style-name="P101"/>
      <text:p text:style-name="P102">Bomben</text:p>
      <text:p text:style-name="P103"/>
      <text:p text:style-name="P104">1000kg entspricht 120m Wirkradius</text:p>
      <text:p text:style-name="P105">500kg entspricht 80m Wirkradius</text:p>
      <text:p text:style-name="P106">250kg<text:s/>entspricht 50m Wirkradius</text:p>
      <text:p text:style-name="P107"/>
      <text:p text:style-name="P108">-BDU-57 Trainingsbombe</text:p>
      <text:p text:style-name="P109">-Mk 76 Trainingsbombe</text:p>
      <text:p text:style-name="P110">-PDU-5/B Leaflets (3 verschiedene Bilder auf den Flugblättern)</text:p>
      <text:p text:style-name="P111">-CBU-87 CEM [CLUS][LV][HE][AP] 100-150m Durchmesser</text:p>
      <text:p text:style-name="P112">-CBU-89 GATOR [CLUS][MI][AP][AT] mehrere für gute Wirkung nötig</text:p>
      <text:p text:style-name="P113">-CBU-97 SFW [CLUS][AT] bis zu 50 Panzer zeitgleich auf 200-300m Durchmesser</text:p>
      <text:p text:style-name="P114">-CBU-103 WCMD[GPS] =CBU-87 CEM</text:p>
      <text:p text:style-name="P115">-CBU-105 SFW WCMD[GPS]=CBU-97 SFW</text:p>
      <text:p text:style-name="P116"/>
      <text:p text:style-name="P117">-EGBU-12 [GPS][LSR][HE][AT] DUAL 250kg</text:p>
      <text:p text:style-name="P118">-GBU-12 [AP][LV] Freifallbombe 500kg</text:p>
      <text:p text:style-name="P119">-GBU-12 LGB [AP][LV][LSR] 500kg</text:p>
      <text:p text:style-name="P120">-GBU-10 Paveway II [LSR][HE] 1000kg</text:p>
      <text:p text:style-name="P121">-GBU-12 Paveway II [LSR] [HE] 500kg</text:p>
      <text:p text:style-name="P122">-GBU-24 Paveway III [LSR] [HE] 1000kg</text:p>
      <text:p text:style-name="P123">-GBU-31 JDAM [GPS][HE] 1000kg</text:p>
      <text:p text:style-name="P124">-GBU-32 JDAM [GPS][HE] 500kg</text:p>
      <text:p text:style-name="P125">-GBU-38 JDAM [GPS][HE] 250kg</text:p>
      <text:p text:style-name="P126">-GBU-54 LJDAM [GPS][LSR][HE] 250kg DUAL</text:p>
      <text:p text:style-name="P127">-GBU-56 LJDAM [GPS][LSR][HE]<text:s/>1000kg DUAL</text:p>
      <text:p text:style-name="P128"/>
      <text:p text:style-name="Standard"><text:span text:style-name="T129">-Mk 82 GPB [HE] Freifallbombe 250kg</text:span></text:p>
      <text:p text:style-name="Standard"><text:span text:style-name="T130">-Mk 82 2x können nicht verwendet werden, solange nicht eine einzelne Mk82 noch aufgenommen wird</text:span></text:p>
      <text:p text:style-name="Standard"><text:span text:style-name="T131">-Mk 82 Snakeye [HE] =Mk 82 mit erhöhter Reichweite</text:span></text:p>
      <text:p text:style-name="Standard"><text:span text:style-name="T132">-Mk 84 GBP [HE] Freifallbombe 1000kg</text:span></text:p>
      <text:p text:style-name="P133"/>
      <text:p text:style-name="P134"/>
      <text:p text:style-name="P135">-Luft zu Luft Betankung erfolgt stets von der F Version zu einer E/F Version</text:p>
      <text:p text:style-name="P136">(F/A-18 Buddy Pod an Tankflugzeug+weitere F/A-18 Refuel Tanks)</text:p>
      <text:p text:style-name="P137"/>
      <text:p text:style-name="P138">Vorgehen des aufzutankendes Flugzeug:</text:p>
      <text:p text:style-name="P139"/>
      <text:p text:style-name="P140"><text:tab/><text:tab/>-Tankstutzen-ausfahren</text:p>
      <text:p text:style-name="P141"><text:tab/><text:tab/>-Tankflugzeug erfassen um Flugdaten auf GPS zu erhalten<text:tab/></text:p>
      <text:p text:style-name="P142"><text:tab/><text:tab/>-innerhalb von 200m Entfernung per Drop/Down Menü Anfrage stellen</text:p>
      <text:p text:style-name="P143"><text:tab/><text:tab/>-innerhalb von 60m Entfernung per D/D Menü Tankvorgang starten</text:p>
      <text:p text:style-name="P144"><text:tab/><text:tab/>(Animation möglich, aber nicht nötig)</text:p>
      <text:p text:style-name="P145"><text:tab/><text:tab/></text:p>
      <text:p text:style-name="P146"><text:tab/><text:tab/>wenn Animation: starre Verbindung zu Tankflugzeug; Vorsicht<text:s/><text:tab/><text:tab/><text:tab/><text:tab/>Geschwindigkeit vor der<text:s/>Animation des zu tankenden Flugzeugs wird sofort<text:s/><text:tab/><text:tab/>wieder erreicht</text:p>
      <text:p text:style-name="P147"><text:tab/><text:tab/>wenn keine Animation: freier Flug möglich; um Tankvorgang nicht<text:s/><text:tab/><text:tab/><text:tab/><text:tab/>abzubrechen innerhalb von 60m Entfernung bleiben</text:p>
      <text:p text:style-name="P148"/>
      <text:p text:style-name="P149"/>
      <text:p text:style-name="P150"/>
      <text:soft-page-break/>
      <text:p text:style-name="P151">Vorgehen des Tankflugzeug:</text:p>
      <text:p text:style-name="P152"/>
      <text:p text:style-name="P153"><text:tab/><text:tab/>-Geschwindigkeit/Höhe/Kurs durchgeben</text:p>
      <text:p text:style-name="P154"><text:tab/><text:tab/>-während des Tankvorgangs keine Flugmanöver durchführen, die zu einer<text:s/><text:tab/><text:tab/><text:tab/>Gefährdung führen</text:p>
      <text:p text:style-name="P155"/>
      <text:p text:style-name="P156"><text:s/>Allgemeines:</text:p>
      <text:p text:style-name="P157"/>
      <text:p text:style-name="P158">DUAL Modus:<text:s/><text:tab/>per TGT GPS Ziel ausgewählt und Waffe abgeschossen, Laser kann<text:s/><text:tab/><text:tab/><text:tab/>minimal Flugbahn korrigieren (ca 80m)</text:p>
      <text:p text:style-name="P159"/>
      <text:p text:style-name="P160">F/A-18 Super Hornet F:<text:s/><text:tab/>-Laserzielmarkierer nur für WSO verfügbar</text:p>
      <text:p text:style-name="P161"><text:tab/><text:tab/><text:tab/><text:tab/>-Waffensysteme dem P/WSO zuordnen im Editor/per Zeus<text:s/><text:tab/><text:tab/><text:tab/><text:tab/><text:tab/>ingame möglich (AA Rakten für P und Bomben für WSO)</text:p>
      <text:p text:style-name="P162"><text:tab/><text:tab/><text:tab/><text:tab/>Empfehlung für<text:s/><text:tab/>-Allround: Pylonen 1-4 für Piloten</text:p>
      <text:p text:style-name="P163"><text:tab/><text:tab/><text:tab/><text:tab/><text:tab/><text:tab/><text:tab/>-CAS Pylonen 1 und 2 für Piloten</text:p>
      <text:p text:style-name="P164"><text:tab/><text:tab/><text:tab/><text:tab/><text:tab/><text:tab/><text:tab/>-CAP entsprechend der AA Waffenanzahl</text:p>
      <text:p text:style-name="P165"><text:tab/><text:tab/><text:tab/><text:tab/>-zu beachten: Pylone 9 im Zeus nicht nachträglich veränderbar</text:p>
      <text:p text:style-name="P166"><text:tab/><text:tab/><text:tab/><text:tab/>-TGT System jeweils nur für benutzende Person einsehbar;<text:s/><text:tab/><text:tab/><text:tab/><text:tab/><text:tab/>TGT in Benutzung stabilisiert den Flug, darum sollte dieses nur<text:s/><text:tab/><text:tab/><text:tab/><text:tab/>der WSO nutzen</text:p>
      <text:p text:style-name="P167"><text:tab/><text:tab/><text:tab/><text:tab/></text:p>
      <text:p text:style-name="P168"/>
      <text:p text:style-name="P169">-bei beiden Zuni Systemen können mehrere Raketen gleichzeitig abgeschossen werden, wenn mehrere Zuni Plattformen angebracht worden sind</text:p>
      <text:p text:style-name="P170"/>
      <text:p text:style-name="Standard"><text:span text:style-name="T171">-AGM-114 K/L/M/N Systeme,<text:s/></text:span><text:span text:style-name="T172">die nicht auf ACE basieren</text:span><text:span text:style-name="T173"><text:s/>sind anders zu verwenden, obwohl sie dieselben Waffen<text:s/></text:span><text:span text:style-name="T174">darstellen</text:span></text:p>
      <text:p text:style-name="P175">-keine dieser Raketen kann seinen Anflugswinkel verändern, es wird steht die LOS genutzt; damit ist indirekte Unterstützung über Hindernisse nicht gewährleistet</text:p>
      <text:p text:style-name="P176"/>
      <text:p text:style-name="Standard"><text:span text:style-name="T177"><text:tab/></text:span><text:span text:style-name="T178">-AGM-114 K/M [HE]</text:span><text:span text:style-name="T179"><text:s/>werden durch Kameralenkung geführt, keine<text:s/></text:span><text:span text:style-name="T180"><text:tab/>Auswahl des<text:s/></text:span><text:span text:style-name="T181"><text:tab/>Ziels nö</text:span><text:span text:style-name="T182">tig; kann auf Laser aufschalten</text:span></text:p>
      <text:p text:style-name="Standard"><text:span text:style-name="T183"><text:tab/></text:span><text:span text:style-name="T184">-AGM-114 L [LOS][HE]</text:span></text:p>
      <text:p text:style-name="Standard"><text:span text:style-name="T185"><text:tab/></text:span><text:span text:style-name="T186">-AGM-114 N [AP][BU]</text:span><text:span text:style-name="T187"><text:s/>wird durch Kameralenkung geführt, keine Auswahl des Ziels<text:s/></text:span><text:span text:style-name="T188"><text:tab/>nötig; kann auf Laser aufschalten</text:span></text:p>
      <text:p text:style-name="P189"><text:tab/>-Lasercodeänderung nicht möglich bei den Raketen, schalten aber auf alle Codes auf</text:p>
      <text:p text:style-name="P190"/>
      <text:p text:style-name="Standard"><text:span text:style-name="T191">-F</text:span><text:span text:style-name="T192">-18 E/F/G Fuel Tank ist<text:s/></text:span><text:span text:style-name="T193">nicht zu nutzen</text:span><text:span text:style-name="T194">, aufgrund von massiver Ineffektivität</text:span></text:p>
      <text:p text:style-name="P195"/>
      <text:p text:style-name="P196">-wenn PDU-5/B Bomben verwendet werden, müssen diese unter einer Höhe von 200m zum Boden abgeworfen werden um zu wirken</text:p>
      <text:p text:style-name="P197"/>
      <text:p text:style-name="P198">-KGGB ist eine Mk82[GPS] die nicht zu verwenden ist, weil<text:s/>nur umständlich verwendbar (Laptop+PDU GPS)</text:p>
      <text:p text:style-name="P199"/>
      <text:p text:style-name="P200">Folgende Kamerapods sind nicht zu verwenden, da in der F/A-18 bereits vorhanden:</text:p>
      <text:p text:style-name="P201">-HTS Pod</text:p>
      <text:soft-page-break/>
      <text:p text:style-name="P202">-Lantrin Pod</text:p>
      <text:p text:style-name="P203">-Legion Pod</text:p>
      <text:p text:style-name="P204">-Litening Pod</text:p>
      <text:p text:style-name="P205">-Sniper XR</text:p>
      <text:p text:style-name="P206">-Sniper/HTS</text:p>
      <text:p text:style-name="P207"/>
      <text:p text:style-name="Standard"><text:span text:style-name="T208">-</text:span><text:span text:style-name="T209">SUU25</text:span><text:span text:style-name="T210"><text:s/>geeignet um [IR] Markierung auf sich selbst zu ver</text:span><text:span text:style-name="T211">schleiern, schlechte Effektivität</text:span></text:p>
      <text:p text:style-name="P212"/>
      <text:p text:style-name="Standard"><text:span text:style-name="T213">-Service Menü zur eigenständigen Aufmunitionierung/Reparatur ohne Logistik mit Vanilla Munitionsfahrzeug in der Nähe möglic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ctor Hirschberg</meta:initial-creator>
    <dc:creator>.</dc:creator>
    <meta:creation-date>2018-07-31T18:00:00Z</meta:creation-date>
    <dc:date>2018-08-12T18:27:00Z</dc:date>
    <meta:template xlink:href="Normal.dotm" xlink:type="simple"/>
    <meta:editing-cycles>1</meta:editing-cycles>
    <meta:editing-duration>PT0S</meta:editing-duration>
    <meta:document-statistic meta:page-count="5" meta:paragraph-count="13" meta:word-count="920" meta:character-count="6707" meta:row-count="48" meta:non-whitespace-character-count="5800"/>
  </office:meta>
</office:document-meta>
</file>